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3.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1.4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1cm"/>
      <style:paragraph-properties style:writing-mode="lr-tb"/>
    </style:style>
    <style:style style:name="gr6" style:family="graphic" style:parent-style-name="Normal">
      <style:graphic-properties draw:fill-color="#00a933" draw:textarea-vertical-align="middle" draw:auto-grow-height="false" fo:min-height="0.316cm" fo:min-width="1.198cm"/>
      <style:paragraph-properties style:writing-mode="lr-tb"/>
    </style:style>
    <style:style style:name="gr7" style:family="graphic" style:parent-style-name="Normal">
      <style:graphic-properties draw:textarea-vertical-align="middle" draw:auto-grow-height="false" fo:min-height="0.316cm" fo:min-width="1.552cm"/>
      <style:paragraph-properties style:writing-mode="lr-tb"/>
    </style:style>
    <style:style style:name="gr8" style:family="graphic" style:parent-style-name="Normal">
      <style:graphic-properties draw:textarea-vertical-align="middle" draw:auto-grow-height="false" fo:min-height="0.316cm" fo:min-width="2.33cm"/>
      <style:paragraph-properties style:writing-mode="lr-tb"/>
    </style:style>
    <style:style style:name="gr9" style:family="graphic" style:parent-style-name="Normal">
      <style:graphic-properties draw:textarea-vertical-align="middle" draw:auto-grow-height="false" fo:min-height="0.388cm" fo:min-width="1.552cm"/>
      <style:paragraph-properties style:writing-mode="lr-tb"/>
    </style:style>
    <style:style style:name="gr10" style:family="graphic" style:parent-style-name="Normal">
      <style:graphic-properties draw:textarea-vertical-align="middle" draw:auto-grow-height="false" fo:min-height="0.316cm" fo:min-width="1.622cm"/>
      <style:paragraph-properties style:writing-mode="lr-tb"/>
    </style:style>
    <style:style style:name="gr11" style:family="graphic" style:parent-style-name="Normal">
      <style:graphic-properties draw:textarea-vertical-align="middle" draw:auto-grow-height="false" fo:min-height="0.387cm" fo:min-width="1.552cm"/>
      <style:paragraph-properties style:writing-mode="lr-tb"/>
    </style:style>
    <style:style style:name="gr12" style:family="graphic" style:parent-style-name="Normal">
      <style:graphic-properties draw:textarea-vertical-align="middle" draw:auto-grow-height="false" fo:min-height="0.67cm" fo:min-width="1.764cm"/>
      <style:paragraph-properties style:writing-mode="lr-tb"/>
    </style:style>
    <style:style style:name="gr13" style:family="graphic" style:parent-style-name="Normal">
      <style:graphic-properties draw:textarea-vertical-align="middle" draw:auto-grow-height="false" fo:min-height="0.388cm" fo:min-width="1.904cm"/>
      <style:paragraph-properties style:writing-mode="lr-tb"/>
    </style:style>
    <style:style style:name="gr14" style:family="graphic" style:parent-style-name="Normal">
      <style:graphic-properties draw:fill-color="#00a933" draw:textarea-vertical-align="middle" draw:auto-grow-height="false" fo:min-height="0.316cm" fo:min-width="2.47cm"/>
      <style:paragraph-properties style:writing-mode="lr-tb"/>
    </style:style>
    <style:style style:name="gr15" style:family="graphic" style:parent-style-name="Normal">
      <style:graphic-properties draw:fill-color="#ffff00" draw:textarea-vertical-align="middle" draw:auto-grow-height="false" fo:min-height="0.316cm" fo:min-width="1.198cm"/>
      <style:paragraph-properties style:writing-mode="lr-tb"/>
    </style:style>
    <style:style style:name="gr16" style:family="graphic" style:parent-style-name="Normal">
      <style:graphic-properties draw:fill="solid" draw:fill-color="#ffff00" draw:textarea-vertical-align="middle" draw:auto-grow-height="false" fo:min-height="0.316cm" fo:min-width="1.198cm"/>
      <style:paragraph-properties style:writing-mode="lr-tb"/>
    </style:style>
    <style:style style:name="gr17" style:family="graphic" style:parent-style-name="Normal">
      <style:graphic-properties draw:fill="solid" draw:fill-color="#ffff00" draw:textarea-vertical-align="middle" draw:auto-grow-height="false" fo:min-height="0.316cm" fo:min-width="2.47cm"/>
      <style:paragraph-properties style:writing-mode="lr-tb"/>
    </style:style>
    <style:style style:name="gr18" style:family="graphic" style:parent-style-name="Normal">
      <style:graphic-properties draw:fill-color="#ffff00" draw:textarea-vertical-align="middle" draw:auto-grow-height="false" fo:min-height="0.67cm" fo:min-width="1.764cm"/>
      <style:paragraph-properties style:writing-mode="lr-tb"/>
    </style:style>
    <style:style style:name="gr19" style:family="graphic" style:parent-style-name="Normal">
      <style:graphic-properties draw:fill-color="#00a933" draw:textarea-vertical-align="middle" draw:auto-grow-height="false" fo:min-height="0.67cm" fo:min-width="1.764cm"/>
      <style:paragraph-properties style:writing-mode="lr-tb"/>
    </style:style>
    <style:style style:name="gr20" style:family="graphic" style:parent-style-name="Normal">
      <style:graphic-properties draw:fill-color="#ffff00" draw:textarea-vertical-align="middle" draw:auto-grow-height="false" fo:min-height="0.316cm" fo:min-width="2.47cm"/>
      <style:paragraph-properties style:writing-mode="lr-tb"/>
    </style:style>
    <style:style style:name="gr21" style:family="graphic" style:parent-style-name="Text">
      <style:graphic-properties draw:stroke="none" svg:stroke-color="#000000" draw:fill="none" draw:fill-color="#ffffff" fo:min-height="1.157cm"/>
      <style:paragraph-properties style:writing-mode="lr-tb"/>
    </style:style>
    <style:style style:name="gr22" style:family="graphic" style:parent-style-name="Text">
      <style:graphic-properties draw:stroke="none" svg:stroke-color="#000000" draw:fill="none" draw:fill-color="#ffffff" fo:min-height="1.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-color="#00a933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cm" svg:height="2.1cm" draw:transform="skewX (0.00244346095279206) translate (27.705cm 1.6cm)">
          <text:p text:style-name="P1">Petug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3.9cm" svg:height="2.1cm" svg:x="19.05cm" svg:y="13.8cm">
          <text:p text:style-name="P1">Pasi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3.9cm" svg:height="2.1cm" svg:x="35.5cm" svg:y="6.8cm">
          <text:p text:style-name="P1">Pembayara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xml:id="id2" draw:id="id2" draw:layer="layout" svg:width="3.9cm" svg:height="2.1cm" svg:x="35.4cm" svg:y="2.7cm">
          <text:p text:style-name="P3"><text:span text:style-name="T1">Menerim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6" xml:id="id4" draw:id="id4" draw:layer="layout" svg:width="3.9cm" svg:height="2.1cm" svg:x="35.5cm" svg:y="14cm">
          <text:p text:style-name="P5"><text:span text:style-name="T2">Melakuk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layer="layout" draw:type="line" svg:x1="31.604cm" svg:y1="2.65cm" svg:x2="37.35cm" svg:y2="2.7cm" draw:start-shape="id1" draw:start-glue-point="7" draw:end-shape="id2" draw:end-glue-point="4" svg:d="M31604 2650l5746 50" svg:viewBox="0 0 5747 51">
          <text:p/>
        </draw:connector>
        <draw:connector draw:style-name="gr3" draw:text-style-name="P7" draw:layer="layout" draw:type="line" svg:x1="37.35cm" svg:y1="4.8cm" svg:x2="37.45cm" svg:y2="6.8cm" draw:start-shape="id2" draw:start-glue-point="6" draw:end-shape="id3" draw:end-glue-point="4" svg:d="M37350 4800l100 2000" svg:viewBox="0 0 101 2001">
          <text:p/>
        </draw:connector>
        <draw:connector draw:style-name="gr3" draw:text-style-name="P7" draw:layer="layout" draw:type="line" svg:x1="37.45cm" svg:y1="8.9cm" svg:x2="37.45cm" svg:y2="14cm" draw:start-shape="id3" draw:start-glue-point="6" draw:end-shape="id4" draw:end-glue-point="4" svg:d="M37450 8900v5100" svg:viewBox="0 0 1 5101">
          <text:p/>
        </draw:connector>
        <draw:connector draw:style-name="gr3" draw:text-style-name="P7" draw:layer="layout" draw:type="line" svg:x1="22.95cm" svg:y1="14.85cm" svg:x2="35.5cm" svg:y2="15.05cm" draw:start-shape="id5" draw:start-glue-point="7" draw:end-shape="id4" draw:end-glue-point="5" svg:d="M22950 14850l12550 200" svg:viewBox="0 0 12551 201">
          <text:p/>
        </draw:connector>
        <draw:custom-shape draw:style-name="gr2" draw:text-style-name="P6" xml:id="id6" draw:id="id6" draw:layer="layout" svg:width="3.9cm" svg:height="2.1cm" svg:x="19cm" svg:y="25.2cm">
          <text:p text:style-name="P5"><text:span text:style-name="T2">Diagnos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layer="layout" draw:type="line" svg:x1="21cm" svg:y1="15.9cm" svg:x2="20.95cm" svg:y2="25.2cm" draw:start-shape="id5" draw:start-glue-point="6" draw:end-shape="id6" draw:end-glue-point="4" svg:d="M21000 15900l-50 9300" svg:viewBox="0 0 51 9301">
          <text:p/>
        </draw:connector>
        <draw:custom-shape draw:style-name="gr4" draw:text-style-name="P2" xml:id="id7" draw:id="id7" draw:layer="layout" svg:width="3.1cm" svg:height="1.7cm" svg:x="4cm" svg:y="14.1cm">
          <text:p text:style-name="P1">Rawat</text:p>
          <text:p text:style-name="P1">In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3.9cm" svg:height="2.1cm" svg:x="35.9cm" svg:y="25.3cm">
          <text:p text:style-name="P1">Dok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3.9cm" svg:height="2.1cm" svg:x="3.6cm" svg:y="5.9cm">
          <text:p text:style-name="P1">Rua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xml:id="id8" draw:id="id8" draw:layer="layout" svg:width="3.9cm" svg:height="2.1cm" svg:x="3.6cm" svg:y="10cm">
          <text:p text:style-name="P5"><text:span text:style-name="T2">Mencat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layer="layout" draw:type="line" svg:x1="5.55cm" svg:y1="14.1cm" svg:x2="5.55cm" svg:y2="12.1cm" draw:start-shape="id7" draw:start-glue-point="4" draw:end-shape="id8" draw:end-glue-point="6" svg:d="M5550 14100v-2000" svg:viewBox="0 0 1 2001">
          <text:p/>
        </draw:connector>
        <draw:connector draw:style-name="gr3" draw:text-style-name="P7" draw:layer="layout" draw:type="line" svg:x1="5.55cm" svg:y1="8cm" svg:x2="5.55cm" svg:y2="10cm" draw:start-shape="id9" draw:start-glue-point="6" draw:end-shape="id8" draw:end-glue-point="4" svg:d="M5550 8000v2000" svg:viewBox="0 0 1 2001">
          <text:p/>
        </draw:connector>
        <draw:custom-shape draw:style-name="gr5" draw:text-style-name="P9" xml:id="id10" draw:id="id10" draw:layer="layout" svg:width="3.2cm" svg:height="1.5cm" svg:x="3.9cm" svg:y="21.3cm">
          <text:p text:style-name="P8"><text:span text:style-name="T3">Menentuk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layer="layout" draw:type="line" svg:x1="5.55cm" svg:y1="15.8cm" svg:x2="5.5cm" svg:y2="21.3cm" draw:start-shape="id7" draw:start-glue-point="6" draw:end-shape="id10" draw:end-glue-point="4" svg:d="M5550 15800l-50 5500" svg:viewBox="0 0 51 5501">
          <text:p/>
        </draw:connector>
        <draw:connector draw:style-name="gr3" draw:text-style-name="P7" draw:layer="layout" draw:type="line" svg:x1="7.1cm" svg:y1="22.05cm" svg:x2="19.05cm" svg:y2="14.85cm" draw:start-shape="id10" draw:start-glue-point="7" draw:end-shape="id5" draw:end-glue-point="5" svg:d="M7100 22050l11950-7200" svg:viewBox="0 0 11951 7201">
          <text:p/>
        </draw:connector>
        <draw:connector draw:style-name="gr3" draw:text-style-name="P7" draw:layer="layout" draw:type="line" svg:x1="22.9cm" svg:y1="26.25cm" svg:x2="35.9cm" svg:y2="26.35cm" draw:start-shape="id6" draw:start-glue-point="7" draw:end-shape="id11" draw:end-glue-point="5" svg:d="M22900 26250l13000 100" svg:viewBox="0 0 13001 101">
          <text:p/>
        </draw:connector>
        <draw:custom-shape draw:style-name="gr6" draw:text-style-name="P11" xml:id="id14" draw:id="id14" draw:layer="layout" svg:width="2.4cm" svg:height="0.8cm" svg:x="37.7cm" svg:y="21.3cm">
          <text:p text:style-name="P10">kd_dok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5" draw:id="id15" draw:layer="layout" svg:width="2.9cm" svg:height="0.8cm" svg:x="34.9cm" svg:y="22.1cm">
          <text:p text:style-name="P10">nama_dok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3" draw:id="id13" draw:layer="layout" svg:width="2.9cm" svg:height="0.8cm" svg:x="32.3cm" svg:y="23.1cm">
          <text:p text:style-name="P10">alamat_dok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12" draw:id="id12" draw:layer="layout" svg:width="4cm" svg:height="0.8cm" svg:x="30.8cm" svg:y="24.3cm">
          <text:p text:style-name="P10">spesialisasi_dokt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34.8cm" svg:y1="24.7cm" svg:x2="37.85cm" svg:y2="25.3cm" draw:start-shape="id12" draw:start-glue-point="10" draw:end-shape="id11" draw:end-glue-point="4" svg:d="M34800 24700l3050 600" svg:viewBox="0 0 3051 601">
          <text:p/>
        </draw:connector>
        <draw:connector draw:style-name="gr3" draw:text-style-name="P7" draw:layer="layout" draw:type="line" svg:x1="35.2cm" svg:y1="23.5cm" svg:x2="37.85cm" svg:y2="25.3cm" draw:start-shape="id13" draw:start-glue-point="10" draw:end-shape="id11" draw:end-glue-point="4" svg:d="M35200 23500l2650 1800" svg:viewBox="0 0 2651 1801">
          <text:p/>
        </draw:connector>
        <draw:connector draw:style-name="gr3" draw:text-style-name="P7" draw:layer="layout" draw:type="line" svg:x1="38.9cm" svg:y1="22.1cm" svg:x2="37.85cm" svg:y2="25.3cm" draw:start-shape="id14" draw:start-glue-point="8" draw:end-shape="id11" draw:end-glue-point="4" svg:d="M38900 22100l-1050 3200" svg:viewBox="0 0 1051 3201">
          <text:p/>
        </draw:connector>
        <draw:connector draw:style-name="gr3" draw:text-style-name="P7" draw:layer="layout" draw:type="line" svg:x1="36.35cm" svg:y1="22.9cm" svg:x2="37.85cm" svg:y2="25.3cm" draw:start-shape="id15" draw:start-glue-point="8" draw:end-shape="id11" draw:end-glue-point="4" svg:d="M36350 22900l1500 2400" svg:viewBox="0 0 1501 2401">
          <text:p/>
        </draw:connector>
        <draw:custom-shape draw:style-name="gr6" draw:text-style-name="P11" xml:id="id19" draw:id="id19" draw:layer="layout" svg:width="2.4cm" svg:height="0.8cm" svg:x="23cm" svg:y="11.2cm">
          <text:p text:style-name="P10">kd_pas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0" draw:id="id20" draw:layer="layout" svg:width="2.9cm" svg:height="0.8cm" svg:x="23.9cm" svg:y="12.6cm">
          <text:p text:style-name="P10">nama_pas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6" draw:id="id16" draw:layer="layout" svg:width="2.9cm" svg:height="0.9cm" svg:x="15cm" svg:y="12.5cm">
          <text:p text:style-name="P10">alamat_pas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17" draw:id="id17" draw:layer="layout" svg:width="4cm" svg:height="0.8cm" svg:x="16.5cm" svg:y="11.1cm">
          <text:p text:style-name="P10">keluha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xml:id="id18" draw:id="id18" draw:layer="layout" svg:width="4cm" svg:height="0.8cm" svg:x="20cm" svg:y="9.7cm">
          <text:p text:style-name="P10">tanggal_data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17.9cm" svg:y1="12.95cm" svg:x2="21cm" svg:y2="13.8cm" draw:start-shape="id16" draw:start-glue-point="10" draw:end-shape="id5" draw:end-glue-point="4" svg:d="M17900 12950l3100 850" svg:viewBox="0 0 3101 851">
          <text:p/>
        </draw:connector>
        <draw:connector draw:style-name="gr3" draw:text-style-name="P7" draw:layer="layout" draw:type="line" svg:x1="18.5cm" svg:y1="11.9cm" svg:x2="21cm" svg:y2="13.8cm" draw:start-shape="id17" draw:start-glue-point="8" draw:end-shape="id5" draw:end-glue-point="4" svg:d="M18500 11900l2500 1900" svg:viewBox="0 0 2501 1901">
          <text:p/>
        </draw:connector>
        <draw:connector draw:style-name="gr3" draw:text-style-name="P7" draw:layer="layout" draw:type="line" svg:x1="21cm" svg:y1="13.8cm" svg:x2="22cm" svg:y2="10.5cm" draw:start-shape="id5" draw:start-glue-point="4" draw:end-shape="id18" draw:end-glue-point="8" svg:d="M21000 13800l1000-3300" svg:viewBox="0 0 1001 3301">
          <text:p/>
        </draw:connector>
        <draw:connector draw:style-name="gr3" draw:text-style-name="P7" draw:layer="layout" draw:type="line" svg:x1="24.2cm" svg:y1="12cm" svg:x2="21cm" svg:y2="13.8cm" draw:start-shape="id19" draw:start-glue-point="8" draw:end-shape="id5" draw:end-glue-point="4" svg:d="M24200 12000l-3200 1800" svg:viewBox="0 0 3201 1801">
          <text:p/>
        </draw:connector>
        <draw:connector draw:style-name="gr3" draw:text-style-name="P7" draw:layer="layout" draw:type="line" svg:x1="25.35cm" svg:y1="13.4cm" svg:x2="21cm" svg:y2="13.8cm" draw:start-shape="id20" draw:start-glue-point="8" draw:end-shape="id5" draw:end-glue-point="4" svg:d="M25350 13400l-4350 400" svg:viewBox="0 0 4351 401">
          <text:p/>
        </draw:connector>
        <draw:custom-shape draw:style-name="gr10" draw:text-style-name="P10" xml:id="id23" draw:id="id23" draw:layer="layout" svg:width="3cm" svg:height="0.8cm" svg:x="7.9cm" svg:y="4.9cm">
          <text:p text:style-name="P10">nama_ged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2" draw:id="id22" draw:layer="layout" svg:width="2.4cm" svg:height="0.8cm" svg:x="6.6cm" svg:y="3.6cm">
          <text:p text:style-name="P10">kd_ru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21" draw:id="id21" draw:layer="layout" svg:width="2.9cm" svg:height="0.899cm" svg:x="3.2cm" svg:y="3.7cm">
          <text:p text:style-name="P10">nama_ru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4.65cm" svg:y1="4.599cm" svg:x2="5.55cm" svg:y2="5.9cm" draw:start-shape="id21" draw:start-glue-point="8" draw:end-shape="id9" draw:end-glue-point="4" svg:d="M4650 4599l900 1301" svg:viewBox="0 0 901 1302">
          <text:p/>
        </draw:connector>
        <draw:connector draw:style-name="gr3" draw:text-style-name="P7" draw:layer="layout" draw:type="line" svg:x1="7.8cm" svg:y1="4.4cm" svg:x2="5.55cm" svg:y2="5.9cm" draw:start-shape="id22" draw:start-glue-point="8" draw:end-shape="id9" draw:end-glue-point="4" svg:d="M7800 4400l-2250 1500" svg:viewBox="0 0 2251 1501">
          <text:p/>
        </draw:connector>
        <draw:connector draw:style-name="gr3" draw:text-style-name="P7" xml:id="id24" draw:id="id24" draw:layer="layout" draw:type="line" svg:x1="7.9cm" svg:y1="5.3cm" svg:x2="7.9cm" svg:y2="5.3cm" draw:start-shape="id23" draw:start-glue-point="6" draw:end-shape="id23" draw:end-glue-point="6" svg:d="M7900 5300z" svg:viewBox="0 0 1 1">
          <text:p/>
        </draw:connector>
        <draw:connector draw:style-name="gr3" draw:text-style-name="P7" xml:id="id26" draw:id="id26" draw:layer="layout" draw:type="line" svg:x1="5.55cm" svg:y1="5.9cm" svg:x2="5.55cm" svg:y2="5.9cm" draw:start-shape="id9" draw:start-glue-point="4" draw:end-shape="id9" draw:end-glue-point="4" svg:d="M5550 5900z" svg:viewBox="0 0 1 1">
          <text:p/>
        </draw:connector>
        <draw:connector draw:style-name="gr3" draw:text-style-name="P7" xml:id="id25" draw:id="id25" draw:layer="layout" draw:type="line" svg:x1="7.9cm" svg:y1="5.3cm" svg:x2="7.9cm" svg:y2="5.3cm" draw:start-shape="id24" draw:start-glue-point="0" draw:end-shape="id24" draw:end-glue-point="0" svg:d="M7900 5300z" svg:viewBox="0 0 1 1">
          <text:p/>
        </draw:connector>
        <draw:connector draw:style-name="gr3" draw:text-style-name="P7" draw:layer="layout" draw:type="line" svg:x1="7.9cm" svg:y1="5.3cm" svg:x2="7.9cm" svg:y2="5.3cm" draw:start-shape="id25" draw:start-glue-point="0" draw:end-shape="id25" draw:end-glue-point="0" svg:d="M7900 5300z" svg:viewBox="0 0 1 1">
          <text:p/>
        </draw:connector>
        <draw:connector draw:style-name="gr3" draw:text-style-name="P7" draw:layer="layout" draw:type="line" svg:x1="7.9cm" svg:y1="5.3cm" svg:x2="5.55cm" svg:y2="5.9cm" draw:start-shape="id24" draw:start-glue-point="0" draw:end-shape="id26" draw:end-glue-point="0" svg:d="M7900 5300l-2350 600" svg:viewBox="0 0 2351 601">
          <text:p/>
        </draw:connector>
        <draw:custom-shape draw:style-name="gr12" draw:text-style-name="P10" xml:id="id27" draw:id="id27" draw:layer="layout" svg:width="3.2cm" svg:height="1.3cm" svg:x="8.8cm" svg:y="14.4cm">
          <text:p text:style-name="P10">kd_rawat_ina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8.8cm" svg:y1="15.05cm" svg:x2="7.1cm" svg:y2="14.95cm" draw:start-shape="id27" draw:start-glue-point="6" draw:end-shape="id7" draw:end-glue-point="7" svg:d="M8800 15050l-1700-100" svg:viewBox="0 0 1701 101">
          <text:p/>
        </draw:connector>
        <draw:custom-shape draw:style-name="gr6" draw:text-style-name="P11" xml:id="id29" draw:id="id29" draw:layer="layout" svg:width="2.4cm" svg:height="0.8cm" svg:x="20.7cm" svg:y="3.2cm">
          <text:p text:style-name="P10">kd_petug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8" draw:id="id28" draw:layer="layout" svg:width="2.9cm" svg:height="0.8cm" svg:x="20.6cm" svg:y="2cm">
          <text:p text:style-name="P10">nama_petug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31" draw:id="id31" draw:layer="layout" svg:width="3.4cm" svg:height="0.9cm" svg:x="20.2cm" svg:y="5.9cm">
          <text:p text:style-name="P10">alamat_petug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0" draw:id="id30" draw:layer="layout" svg:width="4cm" svg:height="0.8cm" svg:x="20.2cm" svg:y="4.3cm">
          <text:p text:style-name="P10">jam_jag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23.5cm" svg:y1="2.4cm" svg:x2="27.703cm" svg:y2="2.65cm" draw:start-shape="id28" draw:start-glue-point="10" draw:end-shape="id1" draw:end-glue-point="5" svg:d="M23500 2400l4203 250" svg:viewBox="0 0 4204 251">
          <text:p/>
        </draw:connector>
        <draw:connector draw:style-name="gr3" draw:text-style-name="P7" draw:layer="layout" draw:type="line" svg:x1="23.1cm" svg:y1="3.6cm" svg:x2="27.703cm" svg:y2="2.65cm" draw:start-shape="id29" draw:start-glue-point="10" draw:end-shape="id1" draw:end-glue-point="5" svg:d="M23100 3600l4603-950" svg:viewBox="0 0 4604 951">
          <text:p/>
        </draw:connector>
        <draw:connector draw:style-name="gr3" draw:text-style-name="P7" draw:layer="layout" draw:type="line" svg:x1="24.2cm" svg:y1="4.7cm" svg:x2="27.703cm" svg:y2="2.65cm" draw:start-shape="id30" draw:start-glue-point="10" draw:end-shape="id1" draw:end-glue-point="5" svg:d="M24200 4700l3503-2050" svg:viewBox="0 0 3504 2051">
          <text:p/>
        </draw:connector>
        <draw:connector draw:style-name="gr3" draw:text-style-name="P7" draw:layer="layout" draw:type="line" svg:x1="23.6cm" svg:y1="6.35cm" svg:x2="27.703cm" svg:y2="2.65cm" draw:start-shape="id31" draw:start-glue-point="10" draw:end-shape="id1" draw:end-glue-point="5" svg:d="M23600 6350l4103-3700" svg:viewBox="0 0 4104 3701">
          <text:p/>
        </draw:connector>
        <draw:custom-shape draw:style-name="gr14" draw:text-style-name="P11" xml:id="id32" draw:id="id32" draw:layer="layout" svg:width="4.2cm" svg:height="0.8cm" svg:x="29.7cm" svg:y="11.7cm">
          <text:p text:style-name="P10">kode_pembayara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xml:id="id33" draw:id="id33" draw:layer="layout" svg:width="4cm" svg:height="0.8cm" svg:x="29.8cm" svg:y="9.9cm">
          <text:p text:style-name="P10">jumlah_harg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33.9cm" svg:y1="12.1cm" svg:x2="35.5cm" svg:y2="7.85cm" draw:start-shape="id32" draw:start-glue-point="10" draw:end-shape="id3" draw:end-glue-point="5" svg:d="M33900 12100l1600-4250" svg:viewBox="0 0 1601 4251">
          <text:p/>
        </draw:connector>
        <draw:connector draw:style-name="gr3" draw:text-style-name="P7" draw:layer="layout" draw:type="line" svg:x1="33.8cm" svg:y1="10.3cm" svg:x2="35.5cm" svg:y2="7.85cm" draw:start-shape="id33" draw:start-glue-point="10" draw:end-shape="id3" draw:end-glue-point="5" svg:d="M33800 10300l1700-2450" svg:viewBox="0 0 1701 2451">
          <text:p/>
        </draw:connector>
        <draw:custom-shape draw:style-name="gr15" draw:text-style-name="P12" xml:id="id34" draw:id="id34" draw:layer="layout" svg:width="2.4cm" svg:height="0.8cm" svg:x="14.9cm" svg:y="26.7cm">
          <text:p text:style-name="P10">kd_dok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17.3cm" svg:y1="27.1cm" svg:x2="19cm" svg:y2="26.25cm" draw:start-shape="id34" draw:start-glue-point="10" draw:end-shape="id6" draw:end-glue-point="5" svg:d="M17300 27100l1700-850" svg:viewBox="0 0 1701 851">
          <text:p/>
        </draw:connector>
        <draw:custom-shape draw:style-name="gr15" draw:text-style-name="P12" xml:id="id35" draw:id="id35" draw:layer="layout" svg:width="2.4cm" svg:height="0.8cm" svg:x="14.8cm" svg:y="24.9cm">
          <text:p text:style-name="P10">kd_pas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17.2cm" svg:y1="25.3cm" svg:x2="19cm" svg:y2="26.25cm" draw:start-shape="id35" draw:start-glue-point="10" draw:end-shape="id6" draw:end-glue-point="5" svg:d="M17200 25300l1800 950" svg:viewBox="0 0 1801 951">
          <text:p/>
        </draw:connector>
        <draw:custom-shape draw:style-name="gr15" draw:text-style-name="P12" xml:id="id36" draw:id="id36" draw:layer="layout" svg:width="2.4cm" svg:height="0.8cm" svg:x="6.7cm" svg:y="25.3cm">
          <text:p text:style-name="P10">kd_pasie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7.9cm" svg:y1="25.3cm" svg:x2="5.5cm" svg:y2="22.8cm" draw:start-shape="id36" draw:start-glue-point="4" draw:end-shape="id10" draw:end-glue-point="6" svg:d="M7900 25300l-2400-2500" svg:viewBox="0 0 2401 2501">
          <text:p/>
        </draw:connector>
        <draw:custom-shape draw:style-name="gr16" draw:text-style-name="P13" xml:id="id37" draw:id="id37" draw:layer="layout" svg:width="2.4cm" svg:height="0.8cm" svg:x="37.9cm" svg:y="17.6cm">
          <text:p text:style-name="P10">kd_pasie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37.45cm" svg:y1="16.1cm" svg:x2="39.1cm" svg:y2="17.6cm" draw:start-shape="id4" draw:start-glue-point="6" draw:end-shape="id37" draw:end-glue-point="4" svg:d="M37450 16100l1650 1500" svg:viewBox="0 0 1651 1501">
          <text:p/>
        </draw:connector>
        <draw:custom-shape draw:style-name="gr17" draw:text-style-name="P13" xml:id="id38" draw:id="id38" draw:layer="layout" svg:width="4.2cm" svg:height="0.8cm" svg:x="33.5cm" svg:y="17.5cm">
          <text:p text:style-name="P10">kode_pembayara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35.6cm" svg:y1="17.5cm" svg:x2="37.45cm" svg:y2="16.1cm" draw:start-shape="id38" draw:start-glue-point="4" draw:end-shape="id4" draw:end-glue-point="6" svg:d="M35600 17500l1850-1400" svg:viewBox="0 0 1851 1401">
          <text:p/>
        </draw:connector>
        <draw:custom-shape draw:style-name="gr18" draw:text-style-name="P12" xml:id="id39" draw:id="id39" draw:layer="layout" svg:width="3.2cm" svg:height="1.3cm" svg:x="2.7cm" svg:y="25.1cm">
          <text:p text:style-name="P10">kd_rawat_ina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4.3cm" svg:y1="25.1cm" svg:x2="5.5cm" svg:y2="22.8cm" draw:start-shape="id39" draw:start-glue-point="4" draw:end-shape="id10" draw:end-glue-point="6" svg:d="M4300 25100l1200-2300" svg:viewBox="0 0 1201 2301">
          <text:p/>
        </draw:connector>
        <draw:custom-shape draw:style-name="gr19" draw:text-style-name="P11" xml:id="id40" draw:id="id40" draw:layer="layout" svg:width="3.2cm" svg:height="1.3cm" svg:x="8.801cm" svg:y="14.401cm">
          <text:p text:style-name="P10">kd_rawat_ina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8.801cm" svg:y1="15.051cm" svg:x2="7.101cm" svg:y2="14.951cm" draw:start-shape="id40" draw:start-glue-point="6" svg:d="M8801 15051l-1700-100" svg:viewBox="0 0 1701 101">
          <text:p/>
        </draw:connector>
        <draw:custom-shape draw:style-name="gr18" draw:text-style-name="P12" xml:id="id41" draw:id="id41" draw:layer="layout" svg:width="3.2cm" svg:height="1.3cm" svg:x="11.6cm" svg:y="9.6cm">
          <text:p text:style-name="P10">kd_rawat_ina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11.6cm" svg:y1="10.25cm" svg:x2="7.5cm" svg:y2="11.05cm" draw:start-shape="id41" draw:start-glue-point="6" draw:end-shape="id8" draw:end-glue-point="7" svg:d="M11600 10250l-4100 800" svg:viewBox="0 0 4101 801">
          <text:p/>
        </draw:connector>
        <draw:custom-shape draw:style-name="gr15" draw:text-style-name="P12" xml:id="id42" draw:id="id42" draw:layer="layout" svg:width="2.4cm" svg:height="0.8cm" svg:x="11.9cm" svg:y="8cm">
          <text:p text:style-name="P10">kd_ru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11.9cm" svg:y1="8.4cm" svg:x2="7.5cm" svg:y2="11.05cm" draw:start-shape="id42" draw:start-glue-point="6" draw:end-shape="id8" draw:end-glue-point="7" svg:d="M11900 8400l-4400 2650" svg:viewBox="0 0 4401 2651">
          <text:p/>
        </draw:connector>
        <draw:custom-shape draw:style-name="gr20" draw:text-style-name="P12" xml:id="id43" draw:id="id43" draw:layer="layout" svg:width="4.2cm" svg:height="0.8cm" svg:x="26cm" svg:y="8.5cm">
          <text:p text:style-name="P10">kode_pembayara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7" draw:layer="layout" draw:type="line" svg:x1="30.2cm" svg:y1="8.9cm" svg:x2="35.4cm" svg:y2="3.75cm" draw:start-shape="id43" draw:start-glue-point="10" draw:end-shape="id2" draw:end-glue-point="5" svg:d="M30200 8900l5200-5150" svg:viewBox="0 0 5201 5151">
          <text:p/>
        </draw:connector>
        <draw:custom-shape draw:style-name="gr15" draw:text-style-name="P12" xml:id="id44" draw:id="id44" draw:layer="layout" svg:width="2.4cm" svg:height="0.8cm" svg:x="25.997cm" svg:y="6.05cm">
          <text:p text:style-name="P10">kd_petug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8.397cm" svg:y1="6.45cm" svg:x2="35.4cm" svg:y2="3.75cm" draw:start-shape="id44" draw:start-glue-point="10" draw:end-shape="id2" draw:end-glue-point="5" svg:d="M28397 6450l7003-2700" svg:viewBox="0 0 7004 2701">
          <text:p/>
        </draw:connector>
        <draw:frame draw:style-name="gr21" draw:text-style-name="P14" draw:layer="layout" svg:width="1.2cm" svg:height="1.157cm" svg:x="3.7cm" svg:y="8.1cm">
          <draw:text-box>
            <text:p>1</text:p>
          </draw:text-box>
        </draw:frame>
        <draw:frame draw:style-name="gr21" draw:text-style-name="P14" draw:layer="layout" svg:width="1.2cm" svg:height="1.157cm" svg:x="4.1cm" svg:y="12.843cm">
          <draw:text-box>
            <text:p>1</text:p>
          </draw:text-box>
        </draw:frame>
        <draw:frame draw:style-name="gr21" draw:text-style-name="P14" draw:layer="layout" svg:width="1cm" svg:height="1.157cm" svg:x="18.2cm" svg:y="13.7cm">
          <draw:text-box>
            <text:p>1</text:p>
          </draw:text-box>
        </draw:frame>
        <draw:frame draw:style-name="gr21" draw:text-style-name="P14" draw:layer="layout" svg:width="1.2cm" svg:height="1.157cm" svg:x="35.1cm" svg:y="26.5cm">
          <draw:text-box>
            <text:p>1</text:p>
          </draw:text-box>
        </draw:frame>
        <draw:frame draw:style-name="gr21" draw:text-style-name="P14" draw:layer="layout" svg:width="2.1cm" svg:height="1.157cm" svg:x="21.1cm" svg:y="16.243cm">
          <draw:text-box>
            <text:p>N</text:p>
          </draw:text-box>
        </draw:frame>
        <draw:frame draw:style-name="gr21" draw:text-style-name="P14" draw:layer="layout" svg:width="1.2cm" svg:height="1.157cm" svg:x="23.3cm" svg:y="13.8cm">
          <draw:text-box>
            <text:p>1</text:p>
          </draw:text-box>
        </draw:frame>
        <draw:frame draw:style-name="gr21" draw:text-style-name="P14" draw:layer="layout" svg:width="1.2cm" svg:height="1.157cm" svg:x="4.3cm" svg:y="16.1cm">
          <draw:text-box>
            <text:p>1</text:p>
          </draw:text-box>
        </draw:frame>
        <draw:frame draw:style-name="gr22" draw:text-style-name="P14" draw:layer="layout" svg:width="1.3cm" svg:height="1.2cm" svg:x="37.6cm" svg:y="9.4cm">
          <draw:text-box>
            <text:p>1</text:p>
          </draw:text-box>
        </draw:frame>
        <draw:frame draw:style-name="gr22" draw:text-style-name="P14" draw:layer="layout" svg:width="1.3cm" svg:height="1.2cm" svg:x="37.6cm" svg:y="9.4cm">
          <draw:text-box>
            <text:p>1</text:p>
          </draw:text-box>
        </draw:frame>
        <draw:frame draw:style-name="gr21" draw:text-style-name="P14" draw:layer="layout" svg:width="2.1cm" svg:height="1.157cm" svg:x="38cm" svg:y="5.543cm">
          <draw:text-box>
            <text:p>N</text:p>
          </draw:text-box>
        </draw:frame>
        <draw:frame draw:style-name="gr22" draw:text-style-name="P14" draw:layer="layout" svg:width="1.3cm" svg:height="1.2cm" svg:x="31.9cm" svg:y="1.4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 style:parent-style-name="standard">
      <style:graphic-properties draw:stroke-dash="Dashed_20__28_var_29__20_4" svg:stroke-color="#000000" draw:fill="solid" draw:fill-color="#ffffff" draw:fill-gradient-name="Gradient_20_1" draw:fill-hatch-name="Hatching_20_1" draw:fill-image-name="Bitmap_20_1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7T20:51:44.561000000</meta:creation-date>
    <dc:date>2020-03-28T20:43:33.413000000</dc:date>
    <meta:editing-duration>PT24M21S</meta:editing-duration>
    <meta:editing-cycles>4</meta:editing-cycles>
    <meta:generator>LibreOffice/6.4.1.2$Windows_X86_64 LibreOffice_project/4d224e95b98b138af42a64d84056446d09082932</meta:generator>
    <meta:document-statistic meta:object-count="96"/>
  </office:meta>
</office:document-meta>
</file>